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P8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9" style:family="paragraph" style:parent-style-name="Standard">
      <style:paragraph-properties fo:margin-top="0in" fo:margin-bottom="0.0028in" fo:line-height="100%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.0028in" fo:line-height="100%" fo:text-indent="0in" style:auto-text-indent="false"/>
      <style:text-properties style:font-name="Palatino1" fo:font-size="9pt" style:font-size-asian="9pt" style:font-size-complex="9pt"/>
    </style:style>
    <style:style style:name="P14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Courier" style:font-style-asian="italic" style:font-name-complex="Courier" style:font-style-complex="italic"/>
    </style:style>
    <style:style style:name="T4" style:family="text">
      <style:text-properties style:font-name-asian="Courier" style:font-name-complex="Courier"/>
    </style:style>
    <style:style style:name="T5" style:family="text">
      <style:text-properties style:font-name="Palatino1"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Not Only the Lonely</text:h>
      <text:p text:style-name="P11">Unfortunately, there are heroes who were lost to depression. In the 60's, Marilyn Monroe. In the 90's, Kurt Cobain. This decade had Robin Williams, Anthony Bourdain, and my friend Mark Langland.</text:p>
      <text:p text:style-name="P10"/>
      <text:p text:style-name="P10">Mark built actual race cars and here we were,</text:p>
      <text:p text:style-name="P10">Him at the wheel, I'm in the center, Rick t'other side,</text:p>
      <text:p text:style-name="P10">No seat belts, no truck license, we're ready to ride.</text:p>
      <text:p text:style-name="P10">In his Hot Wheels Hemi engine field truck,</text:p>
      <text:p text:style-name="P10">No seat belts, no truck license, no worries.</text:p>
      <text:p text:style-name="P10">We went speeding around farm trails,</text:p>
      <text:p text:style-name="P10">Our race track of sand, going faster and faster,</text:p>
      <text:p text:style-name="P10">Engine roaring, tires spinning,</text:p>
      <text:p text:style-name="P10">Mark laughing, blue eyes blazing,</text:p>
      <text:p text:style-name="P10">Me hanging on the dash and smilin',</text:p>
      <text:p text:style-name="P10">Rick taunting and cheering him on,</text:p>
      <text:p text:style-name="P10">“Is that all this thing's got? Come on!”</text:p>
      <text:p text:style-name="P10">Mark was always ready to go, go, go,</text:p>
      <text:p text:style-name="P10">And exciting his friends along the way.</text:p>
      <text:p text:style-name="P10"/>
      <text:p text:style-name="P10">Anthony was a rolling stone with travel on his mind,</text:p>
      <text:p text:style-name="P10">He knew where the tastiest noodles, one could find:</text:p>
      <text:p text:style-name="P10">Noisy shops in Hong Kong, hawker stalls in Singapore,</text:p>
      <text:p text:style-name="P10">On the streets of Bangkok, Hanoi, and Kuala Lumpur,</text:p>
      <text:p text:style-name="P10">Chinatown in San Francisco, New York, and London,</text:p>
      <text:p text:style-name="P10">Side alleys of Taipei, Tokyo houses of ramen.</text:p>
      <text:p text:style-name="P10">He was blown away as he was hit with spice,</text:p>
      <text:p text:style-name="P10">Bowl of noodles that were saucy, naughty and nice,</text:p>
      <text:p text:style-name="P10">That filled him with sensations of delirious pleasure,</text:p>
      <text:p text:style-name="P10">Salaciously savory tastes beyond measure.</text:p>
      <text:p text:style-name="P10">He meditated on the flavors and the memories of past,</text:p>
      <text:p text:style-name="P10">As he slurp the final noodle tail, it was great to the last.</text:p>
      <text:p text:style-name="P10">He sat in satisfaction having had those noodles supreme,</text:p>
      <text:p text:style-name="P10">After traveling he had fulfilled his life's dinner dream.</text:p>
      <text:p text:style-name="P10"/>
      <text:p text:style-name="P10"/>
      <text:p text:style-name="P10"><text:soft-page-break/>But their minds were in trouble, <text:s/>depressively pained,</text:p>
      <text:p text:style-name="P10">Each time they tipped their glass, their senses drained,</text:p>
      <text:p text:style-name="P10">Their thoughts were a tangled forest, the light grew dim,</text:p>
      <text:p text:style-name="P10">Lost in the woods, he feared Brothers Grim.</text:p>
      <text:p text:style-name="P10">Forlorn, how their emotions were like a bell,</text:p>
      <text:p text:style-name="P10">Tolling them back to their soul's dark well,</text:p>
      <text:p text:style-name="P10">Back to their fears, darker than I've ever known,</text:p>
      <text:p text:style-name="P10">Causing them to shake, when they stood alone.</text:p>
      <text:p text:style-name="P10">Darkling they whispered to the Reaper in rhyme,</text:p>
      <text:p text:style-name="P10">Calling the Specter's name too many a time;</text:p>
      <text:p text:style-name="P10">They were half in love with easeful Death,</text:p>
      <text:p text:style-name="P10">To take into the air, with their last breath,</text:p>
      <text:p text:style-name="P10">And in a moment of delusion, each ended their pain!</text:p>
      <text:p text:style-name="P10">We only heard silence as their souls screamed in vain.</text:p>
      <text:p text:style-name="P10"/>
      <text:p text:style-name="P10">Wishing my friends with me as I drift and roam</text:p>
      <text:p text:style-name="P10">Down country roads where I'm far from home,</text:p>
      <text:p text:style-name="P10">I pine for their friendship beyond tomorrow,</text:p>
      <text:p text:style-name="P9">Aware of lost time, full of sorrow.</text:p>
      <text:p text:style-name="P10">Sad are we, whom they had at one time cherished,</text:p>
      <text:p text:style-name="P10">We feel dazed and confused that our friends, perished.</text:p>
      <text:p text:style-name="P10">Thankfully there are flowers at our feet,</text:p>
      <text:p text:style-name="P10">Fragrant tree blossoms, colorful and sweet,</text:p>
      <text:p text:style-name="P10">Refreshing our thoughts on this new day,</text:p>
      <text:p text:style-name="P9">As our friends are with angels on heaven's way.</text:p>
      <text:p text:style-name="P12">Spring and hope will return each revolving year,</text:p>
      <text:p text:style-name="P13">The flowers, the bees, and the song birds reappear.</text:p>
      <text:p text:style-name="P10">Their bright eyes and laughter, we'll remember anew,</text:p>
      <text:p text:style-name="P9">Happier are we, for their happiness we knew.</text:p>
      <text:h text:style-name="Heading_20_4" text:outline-level="4">About</text:h>
      <text:p text:style-name="P8"><text:span text:style-name="T2">Not Only the Lonely</text:span>, is a set of original short poems by Stacy David Thurston, California, United States of America. <text:span text:style-name="T1">Percy Bysshe Shelley had wrote Adonis to honor Keats after his passing from tuberculosis. This poem set is my way to honor </text:span><text:soft-page-break/><text:span text:style-name="T1">those who have fallen to mental illness.</text:span></text:p>
      <text:h text:style-name="P4" text:outline-level="4">My Writing Credits</text:h>
      <text:p text:style-name="P5">My poem, <text:span text:style-name="T2">I am Canadian</text:span>, was published in my alma mater's magazine, 2007 issue, University of Manitoba.</text:p>
      <text:p text:style-name="P5"/>
      <text:p text:style-name="P6"><text:span text:style-name="T3">Getting Started with Sun ONE</text:span><text:span text:style-name="T4">, is my computer book published 2004 by Prentice Hal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2</text:page-number> /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3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1-20T22:53:38</dc:date>
    <meta:editing-cycles>2748</meta:editing-cycles>
    <meta:editing-duration>P146DT11H55M8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3" meta:paragraph-count="68" meta:word-count="605" meta:character-count="3402"/>
  </office:meta>
</office:document-meta>
</file>